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8.969cm"/>
          <style:tab-stop style:position="16.981cm" style:type="right"/>
        </style:tab-stops>
        <style:background-image/>
      </style:paragraph-properties>
      <style:text-properties fo:color="#000000" style:font-name="Arial1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8">%=LETTRE_PARA2=%</text:p>
      <text:p text:style-name="P2"/>
      <text:p text:style-name="P7">%=LETTRE_PARA3=%</text:p>
      <text:p text:style-name="P9"/>
      <text:p text:style-name="P10">%#include <text:s/>signatures/CCB/standardAvecImageCCB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1-12-01T08:19:01</dc:date>
    <meta:print-date>2008-11-18T12:45:06</meta:print-date>
    <meta:editing-cycles>265</meta:editing-cycles>
    <meta:editing-duration>PT18H5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5" meta:character-count="156"/>
  </office:meta>
</office:document-meta>
</file>